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Khmer OS" officeooo:rsid="0014b665" officeooo:paragraph-rsid="0014b665" fo:background-color="#106802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Khmer OS" fo:font-size="24pt" fo:font-weight="bold" officeooo:rsid="0014b665" officeooo:paragraph-rsid="0014ca62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Khmer OS" fo:font-size="24pt" fo:font-weight="bold" officeooo:rsid="0014b665" officeooo:paragraph-rsid="0017cfb3" fo:background-color="transparent" style:font-weight-asian="bold" style:font-weight-complex="bold"/>
    </style:style>
    <style:style style:name="T1" style:family="text">
      <style:text-properties fo:font-size="14pt" fo:font-weight="normal" officeooo:rsid="0014ca62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607a9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7cfb3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8b76e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fef7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e0c3f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17cfb3" style:font-size-asian="12.25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9/Apr/21</text:p>
      <text:p text:style-name="P1"/>
      <text:p text:style-name="P2"><text:tab/><text:tab/><text:tab/><text:tab/>Chapter 2<text:line-break/></text:p>
      <text:p text:style-name="P3"><text:span text:style-name="T1"><text:tab/>- In ms or sql server: Table<text:line-break/><text:tab/>- In Data models: Entity<text:line-break/><text:tab/></text:span><text:span text:style-name="T2">- End-user: is client or owner who use your system</text:span></text:p>
      <text:p text:style-name="P3"><text:span text:style-name="T7">3. Components of data models:</text:span><text:span text:style-name="T3"><text:line-break/><text:tab/>- </text:span><text:span text:style-name="T4">Entity </text:span><text:span text:style-name="T5">= data modeling</text:span><text:span text:style-name="T3"><text:line-break/><text:tab/>- </text:span><text:span text:style-name="T4">A</text:span><text:span text:style-name="T3">ttribute<text:line-break/><text:tab/>- </text:span><text:span text:style-name="T4">R</text:span><text:span text:style-name="T3">elationship<text:line-break/><text:tab/>- </text:span><text:span text:style-name="T4">C</text:span><text:span text:style-name="T3">onstraint<text:line-break/><text:tab/></text:span><text:span text:style-name="T6"><text:line-break/><text:tab/>Define entity doesn’t have true or false. It has only over or l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9T10:15:30.135076563</dc:date>
    <meta:editing-duration>PT29M48S</meta:editing-duration>
    <meta:editing-cycles>8</meta:editing-cycles>
    <meta:generator>LibreOffice/7.1.2.2$Linux_X86_64 LibreOffice_project/10$Build-2</meta:generator>
    <meta:document-statistic meta:table-count="0" meta:image-count="0" meta:object-count="0" meta:page-count="1" meta:paragraph-count="4" meta:word-count="54" meta:character-count="298" meta:non-whitespace-character-count="233"/>
  </office:meta>
</office:document-meta>
</file>